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paragraph-properties fo:background-color="transparent">
        <style:background-image/>
      </style:paragraph-properties>
      <style:text-properties fo:background-color="#ffff00"/>
    </style:style>
    <style:style style:name="P3" style:family="paragraph" style:parent-style-name="Heading_20_4">
      <style:text-properties fo:font-style="normal" style:font-style-asian="normal" style:font-style-complex="normal"/>
    </style:style>
    <style:style style:name="P4" style:family="paragraph" style:parent-style-name="Text_20_body" style:list-style-name="List_20_1"/>
    <style:style style:name="P5" style:family="paragraph" style:parent-style-name="Text_20_body">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asian="TimesNewRomanPSMT" style:font-name-complex="TimesNewRomanPSM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Sidebar">
      <style:graphic-properties fo:margin-top="0.3cm" fo:margin-bottom="0cm" style:vertical-pos="top" style:vertical-rel="paragraph-content" style:horizontal-pos="left" style:horizontal-rel="paragraph-content">
        <style:columns fo:column-count="1" fo:column-gap="0cm"/>
      </style:graphic-properties>
    </style:style>
    <style:style style:name="fr2"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2" draw:name="graphics2" text:anchor-type="char" svg:width="16.619cm" svg:height="5.122cm" draw:z-index="1"><draw:image xlink:href="../Discordians_Title_Backdrop.png" xlink:type="simple" xlink:show="embed" xlink:actuate="onLoad"/></draw:frame>Chapter One</text:p>
      <text:h text:style-name="Compound_20_Title_20_2" text:outline-level="1"><text:toc-mark text:string-value="Chapter One: Eris Discordia" text:outline-level="1"/>Eris Discordia</text:h>
      <text:section text:style-name="Sect1" text:name="Section1">
        <text:h text:style-name="Heading_20_2" text:outline-level="2">Background</text:h>
        <text:p text:style-name="Quotations_20__28_short_29_">“I can explain it to you,<text:line-break/>but I can’t understand it for you.”</text:p>
        <text:p text:style-name="P5">There are many theories about where the Discordian (or Erisian) Exalted have come from and what they are up to. <text:s/>Some, all or none of the following may be true; but one thing is certain: they’re causing trouble out there somewhere.</text:p>
        <text:h text:style-name="Heading_20_2" text:outline-level="2">Origins</text:h>
        <text:h text:style-name="Heading_20_3" text:outline-level="3">Discordians Arise</text:h>
        <text:p text:style-name="Text_20_body">Rumors have been circulating, among those circles which don’t officially exist, that there is a new kind of Exalt appearing, in Creation and elsewhere (and maybe even Elsewhere—but who could tell?). <text:s/>So far recognition of them as a new kind of power has been confined to elder Sidereals and Lunars, plus certain obscure gods, but these things always leak. <text:s/>Lytek has said nothing about any discrepancies among the Exaltations in his care, but he may just be keeping quiet about it, given the awkwardness already surrounding the ones which have slipped his control. <text:s/>Nobody can be quite sure Autochthon didn’t do some favors for some other parties before disappearing, either.</text:p>
        <text:p text:style-name="Text_20_body">There is no obvious pattern to the works and beings which have been observed, and individually they might be explained away, but there are just slightly too many of them for comfort. <text:s/>Heroes too powerful to be mortals, even enlightened ones, who carry out some dramatic rescue and then disappear without trace. <text:s/>Traveling preachers who somehow manage to read clear heresy into the Immaculate texts, upsetting the control of Realm satrapies. <text:s/>Creatures seen in the Deep Wyld which take on and shrug off the madness of its many forms at will, yet show no reaction to iron. <text:s/>Unexpected changes in the Loom, with little of the damage usually caused by powerful Essence use and without the holes in the pattern which follow those outside Fate. <text:s/>A dark-armored figure seen emerging from remote shadowlands, playing strange tunes on a bone flute and leading crowds of ghosts, which gradually disappear. <text:s/>Strange artifacts found by cave-mouths on the lower slopes of Meru, by those put there to guard it, carrying Essence but with no discernible function. <text:s/>The only connecting threads seem to be that these events subtly stir things in ways which have greater implications than expected; and a name: Eris Discordia.</text:p>
        <text:h text:style-name="Heading_20_3" text:outline-level="3">The Discordian Exaltation</text:h>
        <text:p text:style-name="TODO">[TODO]</text:p>
        <text:h text:style-name="Heading_20_3" text:outline-level="3">Eris Herself</text:h>
        <text:p text:style-name="Text_20_body">The Chosen of Eris are given a brief burst of insight into her nature at the moment of their Exaltation. <text:s/>Ask them afterwards, however, and they are inspired but unclear, convinced but inconsistent. <text:s/>They know what she wants and have some idea of how to serve her cause in their own way, but they don’t exactly know who or what she is. <text:s/>The Storyteller, of course, will need to know the truth, although it be … loose canon.</text:p>
        <text:h text:style-name="Heading_20_4" text:outline-level="4">The True Story of Eris</text:h>
        <text:p text:style-name="Text_20_body">Eris is, in fact, the Goddess of Chaos. <text:s/>At least, that’s how the rest of Yu-Shan sees her. <text:s/>Her purview is the notion and fact of the boundary between Creation and the Wyld. <text:s/>It is an ever-shifting and <text:soft-page-break/>necessary thing, at least until Creation falls to the Wyld, or grows once again to tame it all. <text:s/>It definitely exists but can never be found precisely. <text:s/>Other gods are thankful for her existence but often afraid even to talk to her, as her conversation always seems to be on the brink of nonsense. <text:s/>The Sidereals are wary of her also: standing so close to the edge of Fate as she does, her movements are extremely difficult to track or predict.</text:p>
        <text:p text:style-name="Text_20_body">This combination of thankless task, mind-bending concepts and semi-pariah status has gradually been disconnecting her from sympathy with either Creation or the Wyld. <text:s/>Some in heaven also irrationally hold her somewhat to blame for the Fair Folk invasion, although it was never her role to <text:span text:style-name="T2">defend the edge of Creation, only to tend to it. <text:s/>And then she stumbled on a small cache of unused Exaltations, encased in an interleaving of twisted Wyld pockets—perhaps as some backup strategy of Autochthon’s—and she was inspired. <text:s/>She found a way to bind them to her, and has been sending each out with a different notion of what she really wants. <text:s/>Her hope is that they’ll show the rest of Creation what it would really mean for the boundaries of reality to shift. <text:s/>She doesn’t really have a plan, beyond avoiding detection and enjoying the show.</text:span></text:p>
        <text:h text:style-name="Heading_20_4" text:outline-level="4">The True Story of Eris</text:h>
        <text:p text:style-name="Text_20_body">That’s the story hinted at by a certain twisted Sidereal Elder, who has a grudge against the poor, half-mad spirit who has that job, and wants to make trouble for her. <text:s/>But occasional audits have found nothing, so nobody really believes it.</text:p>
        <text:p text:style-name="Text_20_body">Eris is, in fact, one of the Incarnae. <text:s/>At least, one who was, is, and/or will be a sister to the Maidens. <text:s/>Those who come close to understanding the current five know that they can be replaced, over the course of the thing we know as time. <text:s/>Even ignoring the Convention on Forbidden Gods, most of the Bureau of Destiny know about the Little Sister, and some can read the strange portents in the sky, which hint ever more strongly that a New Alignment is coming. <text:s/>Constellations drift and blur by minute, significant amounts, but the broken Mask makes the signs impossible to read clearly.</text:p>
        <text:p text:style-name="Text_20_body">Nobody really knows, or will admit to knowing, what the coming of a new Maiden would look like. <text:s/>It might well begin with unexplained twists in the Loom, strange new fragments of concepts arising, and, by some counts, perhaps as many as twenty Exalted witnessed in various places, whose Exaltations cannot be accounted for. <text:s/>And in the Time of Tumult, with the world around the stagnant Scarlet Empire flowing wildly, what new world-defining concept could be more fitting than the balance between life and death, chaos and order, security and freedom? <text:s/>Nobody can prove this for sure, not even Jupiter to herself, but some know it in their bones.</text:p>
        <text:p text:style-name="Text_20_body"/>
        <text:p text:style-name="Text_20_body"/>
        <text:p text:style-name="Text_20_body">The simplest explanation is that the Goddess of Chaos is just that: a Celestial goddess who has so far been sidelined and forgotten, or who has hidden herself deliberately. <text:s/>Perhaps she <text:span text:style-name="T1">was</text:span><text:span text:style-name="T2"> known in the First Age but took advantage of the breaking of the Mask to conceal herself from unwanted attentions. <text:s/>Perhaps the sixth Maiden who was created to make decisions for the five has gained a mind, of sorts, of her own. <text:s/>She may be some Forbidden and forgotten god (a god of the Wyld, or of world-wide upheaval), who has gained access to a left-over stash of Exaltations, or is worried that the return of the Solars might bring true peace this time.</text:span></text:p>
        <text:p text:style-name="P1">Some of the very few scholars who have investigated her legends believe that there is no such being, and that the “Erisian Exalts” are simply Exalted of known types in whom the madness of the First Age has taken new form, or Sidereals playing particularly convoluted games – hard to tell the difference, sometimes.</text:p>
        <text:p text:style-name="P1">The fact that even some of the older gods have heard of her only in distant legends suggests a more worrying possibility, however (which just so happens to be Eris’ favorite). <text:s/>It may be that she is another Primordial, one who avoided involvement in the War and perhaps even most of Creation’s history. <text:s/>One story (known to her followers as “the Doctrine of the Original Snub”) holds that she was excluded from a party planned by the other gods, so she sneaked in and planted a golden apple inscribed “To the most beautiful”, and left them to fight over it. <text:s/>If one reads “gods” as Primordials, the party as the founding of Creation, and the apple as the idea for the Games of Divinity, then all the strife since makes a bit more sense—or at least, we’d know who to blame.</text:p>
        <text:p text:style-name="P1">Among those who have dared to contemplate this last line of thought, some believe that she wishes the dissolution of Creation, not to Oblivion but as a return to the pure Chaos of the Wyld. <text:s/>On the other hand, some say that it was Eris who first planted the idea of forming a stable Creation, as she found complete Chaos boring. <text:s/>If anyone can do anything they like, nobody really needs to come into conflict, and where’s the fun in that? <text:s/>Among those who have been in the Wyld long enough to have more than two hands, it is acknowledged that, whatever she might want today, she’s likely to change her mind tomorrow, so one shouldn’t really take any of these theories stories too seriously.</text:p>
        <text:p text:style-name="Text_20_body">Other rumors include the following.</text:p>
        <text:list xml:id="list420046815" text:style-name="List_20_1">
          <text:list-item>
            <text:p text:style-name="P4">Perhaps it was <text:span text:style-name="T1">she</text:span> who suggested to the more well-known Celestial Maidens that some Exalted of their own would save them spending quite as much time worrying about the Loom (while secretly hoping they’d end up meddling as much as other mortals).</text:p>
          </text:list-item>
          <text:list-item>
            <text:p text:style-name="P4">She is said to have both helped the Wyld invasion of Creation when it seemed in danger of overrunning the Wyld (complete Order being as boring as complete Chaos), and to have sent her agents to fight off the Wyld invasion, when it looked like Creation might be destroyed;</text:p>
          </text:list-item>
          <text:list-item>
            <text:p text:style-name="P4">She could be the goddess of the Yozi’s binding, or of the borders of Creation, or some other force which wrestles with balancing what is permitted and what is not.</text:p>
          </text:list-item>
          <text:list-item>
            <text:p text:style-name="P4">Maybe she is the goddess of the Reclamation, who would become the latest of the Forbidden, if only her existence were known. After all, she and her <text:soft-page-break/>Chosen display Malfeas’ arrogance in placing themselves at the center of things, without expecting everyone else to agree; Cecelyne’s fascination with borders and rules, with as much will to free others from them as to make them conform; an understanding of proper order that mirrors She Who Lives In Her Name, without believing that it is fixed, or even feasible; Adorjan’s mad freedom of will, without destructive cruelty; the Ebon Dragon’s blithe willingness to lie, without it being a compulsion.</text:p>
          </text:list-item>
          <text:list-item>
            <text:p text:style-name="P4">Or … as the Primordials’ souls were carved and warped to make them what they are now, perhaps she is a new Primordial, spontaneously formed from the off-cuts.</text:p>
          </text:list-item>
        </text:list>
        <text:p text:style-name="Text_20_body">But frankly, if it wasn’t for the fact that she’s been largely forgotten, the list of rumors <text:span text:style-name="T1">not</text:span><text:span text:style-name="T2"> involving her would probably be shorter than the list of things she’s supposedly poked her Celestial Spanner into. <text:s/>Regardless of her origin and nature, the real questions are: why is she getting involved in things now, and what does she want?</text:span></text:p>
        <text:p text:style-name="P1">That’s assuming, of course, that she exists at all. <text:s/>One thought which has occurred to nobody (except perhaps some Erisians) is that mortals may be Exalting all by themselves. <text:s/>If this were true, the established powers would likely hope for some explanation along the lines of the Salinan Working, and then look to pin down said insane sorceror and make him or her revoke it. <text:s/>However, it’s just possible that the Essence of mortal-kind has finally been abused enough that some of this Exaltation business has rubbed off on their souls, and it’s begun to happen spontaneously, under no-one’s control …</text:p>
        <text:p text:style-name="P1"><draw:frame draw:style-name="fr1" draw:name="Sidebar: The Time of the Primordials" text:anchor-type="paragraph" svg:width="8.301cm" style:rel-width="100%" draw:z-index="0"><draw:text-box fo:min-height="1.08cm"><text:h text:style-name="P3" text:outline-level="4">The Time of the Primordials</text:h><text:p text:style-name="Text_20_body"><text:span text:style-name="T2">For the Dragon-Blooded, the Primordials are a left-over of the past, fading in power along with many other heretical terrors. <text:s/>For the Celestial Exalted, too, they are a defeated enemy, even if they do occasionally need to be reminded to stay that way. <text:s/>But few seem to consider how that millennium-or-so of captivity appears from </text:span><text:span text:style-name="T1">their</text:span><text:span text:style-name="T2"> point of view. <text:s/>The brief lives of mortals fade into a blur for long-lived Exalted; how, then, must those years seem to the Primordials? <text:s/>If the founding of Creation was indeed a party to them, perhaps their current confinement within Malfeas is equivalent to waking up the next morning, hung over in a jail cell somewhere. <text:s/>In that case, the whimsical Eris might distract them from their revenge by dangling some other golden carrot in front of their bleary eyes and, if only someone could find a stable and self-sustaining configuration for Creation, they could fade forever into the group nightmares of mortal kind …</text:span></text:p></draw:text-box></draw:frame></text:p>
        <text:p text:style-name="TODO"><text:span text:style-name="T2">T</text:span>he Good Book of Bad Words says, <text:span text:style-name="T3">“Eris Discordia is in Limbo, where all we virtuous pagans and our gods and goddesses go between lifetimes.”</text:span></text:p>
        <text:p text:style-name="P1"/>
        <text:p text:style-name="TODO">[Aneristic vs. Eristic Principles: “Reality” in PD == “Essence” in Exalted.]</text:p>
        <text:h text:style-name="Heading_20_2" text:outline-level="2">Aims</text:h>
        <text:p text:style-name="Quotations_20__28_short_29_">“I tell you, one must still have chaos in one<text:line-break/>to give birth to a dancing star!”<text:line-break/>– Nietzsche</text:p>
        <text:p text:style-name="Quotations_20__28_short_29_">“There’s nothing Nietzsche couldn’t teach ya<text:line-break/>’bout the raising of the wrist.”<text:line-break/>– Bruce</text:p>
        <text:p text:style-name="Text_20_body">Eris chooses from those who are beginning to understand that it is necessary to maintain a balance between the forces of Order and Chaos, to allow the underlying Essence to express itself fully. <text:s/>She shows them the (probably) absolute truth of this in a moment of revelation, at the point of their Exaltation. <text:s/>After that, she pretty much leaves them to their own devices. <text:s/>You never can predict when she might decide to intercede for or otherwise prod her Chosen, though.</text:p>
        <text:p text:style-name="Text_20_body">The goal of these Exalted, then, is to maintain the creative tension between these two extremes. <text:s/>Manifestations of order include great mysteries such as Creation, Yu-Shan, the body of Autochthon and so one, but also mundane tyrannies, hierarchies and bureaucracies. <text:s/>Chaos is most obviously epitomized by the Wyld, and the destruction wrought by Abyssals and their un-kind, but also by civil war, heresies, barbarians and the like. <text:s/>Discordians tweak things to try to keep it all in balance, as best they can. <text:s/>Those who travel in Creation will tend to provoke disruption and confusion, whereas those who venture into the Wyld try to get things a bit more organized.</text:p>
        <text:p text:style-name="Text_20_body">It is unclear why more of the Erisian Exalts are appearing now (or how many of them there are), but one possibility is that, since so much of Creation fell to the Wyld after the First Age, they have been spending time out there attempting to redress the balance, and are returning now that some plans are coming to fruition. <text:s/>They may have had a hand or three in Autochthon’s return, to speed this up – or then again, they may be here to interfere with the rise in orderliness which will inevitably accompany him. <text:s/>On a less cosmic level, they could be taking advantage of the disruption in the Realm to modify the power structures. <text:s/>A single central Empire isn’t the only possibility, surely? <text:s/>These and other motivations are not mutually exclusive, given the subtly disorganized organizations involved.</text:p>
        <text:h text:style-name="Heading_20_2" text:outline-level="2">Society</text:h>
        <text:p text:style-name="Quotations_20__28_short_29_">“Some of our bishops have a one-man cabal.<text:line-break/>Some work together. <text:s/>Some never do explain.”</text:p>
        <text:p text:style-name="Text_20_body">There is no single organized Discordian social structure ~ or at least, that’s what they claim. <text:s/>There are, however, a few disorganized groups who come together for temporary projects, discussion of long-<text:soft-page-break/>term plans for the Universe, and bowling nights. <text:s/>When they do form groups, these are generally referred to as cabals, rather than circles; except, of course, that they are generally not referred to, being cabals. <text:s/>Discordians like to inveigle themselves into existing structures, the better to subvert them. <text:s/>They share with the Sidereals the characteristic of an Arcane Fate, which makes this somewhat easier. <text:s/>Although they may keep up one persona for a few years, or revisit one over an extended period, they tend to travel widely and come up with new guises in each location.</text:p>
        <text:h text:style-name="Heading_20_3" text:outline-level="3">Organizations</text:h>
        <text:p text:style-name="Text_20_body">Some of the less obscure titles and societies are briefly described here.</text:p>
        <text:p text:style-name="Text_20_body"><text:span text:style-name="T4">The Austral Illuminati:</text:span> This society claims to have influence over most of the southern part of Creation and beyond, manipulating events so as to bring the “light of confusion” to as many people (and Fair Folk) as possible. <text:s/>Intercepted communications bearing their seal (a triangular green gem with a carving of an eye) suggest that they have covert influence in the south within the Guild, some Realm outposts and the Delzhan tribes, and are looking to extend their reach. <text:s/>Of course, they might be lying. <text:s/>Membership is by invitation only.</text:p>
        <text:p text:style-name="Text_20_body"><text:span text:style-name="T4">The Ersatz Heterarch:</text:span> This title describes a single person, but in fact there seem to be a number of people using it—perhaps as many as a hundred, although clearly not all are Exalted. <text:s/>Some are mortal mystics with an appropriate miseducation, with a number of sorcerers among them. <text:s/>The members of this group have taken it upon themselves to find, test and train those claiming to be newly Exalted by Eris. <text:s/>After all, when the defining traits of those drawn to the goddess of discord include confusion and deception, you can’t be too careful. <text:s/>They rely as much on networks of contacts as on magical means to find these random factors, but seem to have more luck than the Wyld Hunt have in tracking Solars. <text:s/>The nature of their tests is unclear, but rumored to be painful. <text:s/>They claim to be attempting to assess all Erisian exalts and organize them into one big network with the most suitable people (according to their tests) in charge. <text:s/>Secretly they are looking for the coming one one known as the Reverend Mother, who they believe will explain everything for them.</text:p>
        <text:p text:style-name="Text_20_body"><text:span text:style-name="T4">The Party for More Parties:</text:span><text:span text:style-name="T5"> A loose collection of criminals, rebels and greedy politicians, this organization is funded and supplied by Discordians from three different cabals, and works to subvert existing political groups.</text:span></text:p>
        <text:p text:style-name="Text_20_body"><text:span text:style-name="T5">Some time ago, [</text:span><text:span text:style-name="Placeholder"><text:span text:style-name="T5">invent name here—3rd or Indivisibles</text:span></text:span><text:span text:style-name="T5">] went into the Wyld in the far north-east of creation, and returned with a number of mutations. <text:s/>She cured herself of most of these, but failed to realize she had also become a Plague Carrier. <text:s/>Those who succumbed to the illness (including herself, for a time) found that one of their group loyalties was gradually reversed, until they were driven to form an opposing group. <text:s/>After an irritating few months in which she harried her own cabal at every turn, they managed to pin her down and extract the disease spirit. <text:s/>Impressed with the upheaval she had left in her wake, they kept the spirit alive rather than “curing” it, and have seeded it into a number of slaves and prostitutes owned by the Guild. <text:s/>Its low virulence means that it is most often spread through intimate contact, so they try to arrange as many Dragon-Blooded orgies as they can, but it will sometimes spread more freely. <text:s/>See Contrariety in the section on Disease, p. </text:span><text:span text:style-name="T5"><text:reference-ref text:reference-format="page" text:ref-name="Disease: Contrariety">Error: Reference source not found</text:reference-ref></text:span><text:span text:style-name="T5">.</text:span></text:p>
        <text:p text:style-name="Text_20_body"><text:span text:style-name="T4">The Five-Fingered Hand:</text:span><text:span text:style-name="T5"> The name of this organization is a term used in jest, even by conspiracy theorists among Sidereals, to refer to </text:span><text:span text:style-name="T5">some real or hypothetical organization making a comically clumsy attempt at intrigue and secrecy. <text:s/>Ironically, however, its real meaning is that of an object hidden in plain sight, and the society really does exist. <text:s/>Its fingers number quite a few more than five, and its members infiltrate or influence the pies of various other secret or secretive societies: The White Veil Society, the Guild, the All-Seeing Eye, and even one or two of the less mainstream Sidereal groups, among others. <text:s/>They don’t have any specific interests of their own to protect; their only agenda is to sow confusion among those who try to stay hidden, and expose some of their operations, one way or another, publicly and irrevocably. <text:s/>Given the riskiness of such undertakings, recruits normally only ever undertake one mission in a given area, and the mortal and even Dragon-Blooded among them have a shorter than average life expectancy. <text:s/>Not only madmen sign up; also those driven by revenge for assassinations, frustration at ambitions thwarted, or escaped slaves who have no other life left. <text:s/>The “members” of the Hand are often not fully aware of what they’ve been recruited into, and none know the identity of its leader or leaders.</text:span></text:p>
        <text:p text:style-name="TODO"><text:span text:style-name="T4">The Apple Corps:</text:span> [blah]</text:p>
        <text:p text:style-name="TODO"><text:span text:style-name="T4">The House of Mirrors:</text:span> [blah]</text:p>
        <text:p text:style-name="TODO">Other:<text:span text:style-name="T5"> The Citizens Committee for Concerned Citizens, The Party for War on Evil.</text:span></text:p>
        <text:p text:style-name="TODO">[TODO: more]</text:p>
        <text:h text:style-name="Heading_20_3" text:outline-level="3">Cabals</text:h>
        <text:p text:style-name="Text_20_body"><text:span text:style-name="T4">The House of Mirrors:</text:span> This group of Erisians publicly seeks to extend her influence among all people, by spreading knowledge about her and encouraging faith in her ideals (while vainly trying to discourage direct worship). <text:s/>They keep a low profile and start small cults in widely-spread locations, trying to present her as simply a goddess of the Age of Sorrows. <text:s/>These followers don’t oppose worship of other gods, though they make a point of not sticking to the Immaculate calendar for such things, to the irritation of Yu-Shan’s accountants. <text:s/>They have even made some inroads into the lower ranks of the Guild, whose members inevitably read greed and selfishness into the “do whatever you want” philosophy espoused. <text:s/>The cabal is greatly aided in its efforts by the manse from which they take their name.</text:p>
        <text:p text:style-name="P2">TODO</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One: Eris Discordia</dc:title>
    <dc:date>2011-02-17T23:37:42</dc:date>
    <meta:editing-duration>PT04H31M06S</meta:editing-duration>
    <meta:editing-cycles>24</meta:editing-cycles>
    <meta:generator>OpenOffice.org/3.2$Unix OpenOffice.org_project/320m18$Build-9502</meta:generator>
    <dc:creator>Hugh Greene</dc:creator>
    <meta:document-statistic meta:table-count="0" meta:image-count="1" meta:object-count="0" meta:page-count="4" meta:paragraph-count="62" meta:word-count="3454" meta:character-count="20061"/>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